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00a635" officeooo:paragraph-rsid="0000a635"/>
    </style:style>
    <style:style style:name="P4" style:family="paragraph" style:parent-style-name="Standard">
      <style:text-properties officeooo:rsid="0011e0b7" officeooo:paragraph-rsid="0011e0b7"/>
    </style:style>
    <style:style style:name="T1" style:family="text">
      <style:text-properties officeooo:rsid="0011e0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4">git branch -vva <text:s text:c="3"/>----- <text:s text:c="2"/>display in square brackets the remotes of local bran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8T12:02:00.699615370</dc:date>
    <meta:editing-duration>PT3H38M25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60" meta:word-count="599" meta:character-count="3363" meta:non-whitespace-character-count="2813"/>
  </office:meta>
</office:document-meta>
</file>